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opacity="50%" draw:textarea-horizontal-align="justify" draw:textarea-vertical-align="middle" draw:auto-grow-height="false" draw:shadow-offset-x="0.203cm" draw:shadow-offset-y="0.203cm" draw:shadow-opacity="50%"/>
    </style:style>
    <style:style style:name="gr4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marker-end="Arrow" draw:marker-end-width="0.152cm" draw:fill="none" draw:textarea-vertical-align="middle" draw:shadow-offset-x="0.203cm" draw:shadow-offset-y="0.203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004586"/>
    </style:style>
    <style:style style:name="T1" style:family="text">
      <style:text-properties fo:color="#004586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1" draw:text-style-name="P1" draw:layer="layout" svg:width="6.604cm" svg:height="3.81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5.842cm" svg:height="1.356cm" svg:x="3.194cm" svg:y="10.152cm">
          <draw:text-box>
            <text:p text:style-name="P2"><text:span text:style-name="T1">SATÉLITE</text:span></text:p>
          </draw:text-box>
        </draw:frame>
        <draw:custom-shape draw:style-name="gr3" draw:text-style-name="P3" draw:layer="layout" svg:width="5.334cm" svg:height="1.016cm" svg:x="10.414cm" svg:y="8.89cm">
          <text:p text:style-name="P3"><text:span text:style-name="T2">ASC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5.334cm" svg:height="1.016cm" svg:x="10.415cm" svg:y="10.291cm">
          <text:p text:style-name="P3"><text:span text:style-name="T2">SATÉLITE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5.334cm" svg:height="1.016cm" svg:x="10.415cm" svg:y="11.591cm">
          <text:p text:style-name="P3"><text:span text:style-name="T2">SATÉLITE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9.144cm" svg:y1="9.398cm" svg:x2="10.414cm" svg:y2="9.398cm">
          <text:p/>
        </draw:line>
        <draw:line draw:style-name="gr5" draw:text-style-name="P1" draw:layer="layout" svg:x1="9.144cm" svg:y1="10.798cm" svg:x2="10.414cm" svg:y2="10.798cm">
          <text:p/>
        </draw:line>
        <draw:line draw:style-name="gr5" draw:text-style-name="P1" draw:layer="layout" svg:x1="9.144cm" svg:y1="11.998cm" svg:x2="10.414cm" svg:y2="11.998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6:17:32.225525298</meta:creation-date>
    <dc:date>2016-03-17T16:24:26.871951328</dc:date>
    <meta:editing-duration>P0D</meta:editing-duration>
    <meta:editing-cycles>1</meta:editing-cycles>
    <meta:document-statistic meta:object-count="32"/>
    <meta:generator>LibreOffice/4.2.8.2$Linux_x86 LibreOffice_project/420m0$Build-2</meta:generator>
  </office:meta>
</office:document-meta>
</file>